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ase shift</text:p>
          </table:table-cell>
          <table:table-cell/>
        </table:table-row>
        <table:table-row table:style-name="ro1">
          <table:table-cell office:value-type="float" office:value="6000000000" calcext:value-type="float">
            <text:p>6000000000</text:p>
          </table:table-cell>
          <table:table-cell office:value-type="float" office:value="123.757031211832" calcext:value-type="float">
            <text:p>123.757031211832</text:p>
          </table:table-cell>
          <table:table-cell table:formula="of:=-0.1*[.B2]*180/PI()+2*360" office:value-type="float" office:value="10.9244426493226" calcext:value-type="float">
            <text:p>10.9244426493226</text:p>
          </table:table-cell>
          <table:table-cell office:value-type="float" office:value="10.9244426493226" calcext:value-type="float">
            <text:p>10.9244426493226</text:p>
          </table:table-cell>
        </table:table-row>
        <table:table-row table:style-name="ro1">
          <table:table-cell office:value-type="float" office:value="7000000000" calcext:value-type="float">
            <text:p>7000000000</text:p>
          </table:table-cell>
          <table:table-cell office:value-type="float" office:value="182.469961411499" calcext:value-type="float">
            <text:p>182.469961411499</text:p>
          </table:table-cell>
          <table:table-cell table:formula="of:=-0.1*[.B3]*180/PI()+3*360" office:value-type="float" office:value="34.524132320611" calcext:value-type="float">
            <text:p>34.524132320611</text:p>
          </table:table-cell>
          <table:table-cell office:value-type="float" office:value="34.524132320611" calcext:value-type="float">
            <text:p>34.524132320611</text:p>
          </table:table-cell>
        </table:table-row>
        <table:table-row table:style-name="ro1">
          <table:table-cell office:value-type="float" office:value="8000000000" calcext:value-type="float">
            <text:p>8000000000</text:p>
          </table:table-cell>
          <table:table-cell office:value-type="float" office:value="237.350253189399" calcext:value-type="float">
            <text:p>237.350253189399</text:p>
          </table:table-cell>
          <table:table-cell table:formula="of:=-0.1*[.B4]*180/PI()+4*360" office:value-type="float" office:value="80.0832225885927" calcext:value-type="float">
            <text:p>80.0832225885927</text:p>
          </table:table-cell>
          <table:table-cell office:value-type="float" office:value="80.0832225885927" calcext:value-type="float">
            <text:p>80.0832225885927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08:50:25.809667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9-18T11:03:18</meta:creation-date>
    <dc:date>2024-09-17T17:53:53.839283658</dc:date>
    <meta:editing-duration>P1DT13H34M14S</meta:editing-duration>
    <meta:editing-cycles>18</meta:editing-cycles>
    <meta:generator>LibreOffice/6.4.7.2$Linux_X86_64 LibreOffice_project/40$Build-2</meta:generator>
    <meta:document-statistic meta:table-count="3" meta:cell-count="15" meta:object-count="0"/>
  </office:meta>
</office:document-meta>
</file>